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Standard"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agraph-properties fo:margin-left="0in" fo:margin-right="0in" fo:margin-top="0in" fo:margin-bottom="0in" fo:line-height="100%" fo:text-align="center" fo:text-indent="0in"/>
    </style:style>
    <style:style style:name="P12" style:family="paragraph">
      <style:paragraph-properties fo:margin-left="0in" fo:margin-right="0in" fo:margin-top="0in" fo:margin-bottom="0in" fo:line-height="100%" fo:text-align="center" fo:text-indent="0in"/>
      <style:text-properties style:font-name="Liberation Sans1" fo:font-size="60pt" fo:font-style="normal" fo:font-weight="normal" style:letter-kerning="true" style:font-name-asian="WenQuanYi Micro Hei" style:font-size-asian="60pt" style:font-style-asian="normal" style:font-weight-asian="normal" style:font-name-complex="Lohit Hindi" style:font-size-complex="60pt" style:font-style-complex="normal" style:font-weight-complex="normal"/>
    </style:style>
    <style:style style:name="P13" style:family="paragraph">
      <style:paragraph-properties fo:margin-left="0in" fo:margin-right="0in" fo:margin-top="0in" fo:margin-bottom="0in" fo:line-height="100%" fo:text-align="center" fo:text-indent="0in"/>
      <style:text-properties style:font-name="Liberation Sans1" fo:font-size="32pt" fo:font-style="normal" fo:font-weight="normal" style:letter-kerning="true" style:font-name-asian="WenQuanYi Micro Hei" style:font-size-asian="32pt" style:font-style-asian="normal" style:font-weight-asian="normal" style:font-name-complex="Lohit Hindi" style:font-size-complex="32pt" style:font-style-complex="normal" style:font-weight-complex="normal"/>
    </style:style>
    <style:style style:name="P14" style:family="paragraph">
      <style:paragraph-properties fo:margin-left="0in" fo:margin-right="0in" fo:margin-top="0in" fo:margin-bottom="0in" fo:line-height="100%" fo:text-align="center" fo:text-indent="0in"/>
      <style:text-properties style:font-name="Liberation Sans1" fo:font-size="18pt" fo:font-style="normal" fo:font-weight="normal" style:letter-kerning="true" style:font-name-asian="WenQuanYi Micro Hei" style:font-size-asian="18pt" style:font-style-asian="normal" style:font-weight-asian="normal" style:font-name-complex="Lohit Hindi" style:font-size-complex="18pt" style:font-style-complex="normal" style:font-weight-complex="normal"/>
    </style:style>
    <style:style style:name="T1" style:family="text">
      <style:text-properties style:font-name="Liberation Sans1" fo:font-size="60pt" fo:font-style="normal" fo:font-weight="normal" style:letter-kerning="true" style:font-name-asian="WenQuanYi Micro Hei" style:font-size-asian="60pt" style:font-style-asian="normal" style:font-weight-asian="normal" style:font-name-complex="Lohit Hindi" style:font-size-complex="60pt" style:font-style-complex="normal" style:font-weight-complex="normal"/>
    </style:style>
    <style:style style:name="T2" style:family="text">
      <style:text-properties style:font-name="Liberation Sans1" fo:font-size="32pt" fo:font-style="normal" fo:font-weight="normal" style:letter-kerning="true" style:font-name-asian="WenQuanYi Micro Hei" style:font-size-asian="32pt" style:font-style-asian="normal" style:font-weight-asian="normal" style:font-name-complex="Lohit Hindi" style:font-size-complex="32pt" style:font-style-complex="normal" style:font-weight-complex="normal"/>
    </style:style>
    <style:style style:name="T3" style:family="text">
      <style:text-properties style:font-name="Liberation Sans1" fo:font-size="18pt" fo:font-style="normal" fo:font-weight="normal" style:letter-kerning="true" style:font-name-asian="WenQuanYi Micro Hei" style:font-size-asian="18pt" style:font-style-asian="normal" style:font-weight-asian="normal" style:font-name-complex="Lohit Hindi" style:font-size-complex="18pt"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3" style:family="graphic">
      <style:graphic-properties draw:stroke="solid" draw:stroke-dash="Dash_20_56"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4" style:family="graphic">
      <style:graphic-properties draw:stroke="solid" draw:stroke-dash="Dash_20_57" svg:stroke-width="0in" svg:stroke-color="#000000" draw:marker-start="" draw:marker-start-width="0.0783in" draw:marker-start-center="false" draw:marker-end="Arrow" draw:marker-end-width="0.1181in" draw:marker-end-center="false" draw:fill="none" draw:fill-color="#ffffff"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5" style:family="graphic">
      <style:graphic-properties draw:stroke="solid" draw:stroke-dash="Dash_20_58" svg:stroke-width="0in" svg:stroke-color="#000000" draw:marker-start="" draw:marker-start-width="0.0783in" draw:marker-start-center="false" draw:marker-end="Arrow" draw:marker-end-width="0.1181in" draw:marker-end-center="false" draw:fill="none" draw:fill-color="#ffffff"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6" style:family="graphic">
      <style:graphic-properties draw:stroke="solid" draw:stroke-dash="Dash_20_59" svg:stroke-width="0in" svg:stroke-color="#000000" draw:marker-start="" draw:marker-start-width="0.0783in" draw:marker-start-center="false" draw:marker-end="Arrow" draw:marker-end-width="0.1181in" draw:marker-end-center="false" draw:fill="none" draw:fill-color="#ffffff"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7" style:family="graphic">
      <style:graphic-properties draw:stroke="solid" draw:stroke-dash="Dash_20_60" svg:stroke-width="0in" svg:stroke-color="#000000" draw:marker-start="" draw:marker-start-width="0.0783in" draw:marker-start-center="false" draw:marker-end="Arrow" draw:marker-end-width="0.1181in" draw:marker-end-center="false" draw:fill="none" draw:fill-color="#ffffff"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8" style:family="graphic">
      <style:graphic-properties draw:stroke="solid" draw:stroke-dash="Dash_20_61" svg:stroke-width="0in" svg:stroke-color="#000000" draw:marker-start="" draw:marker-start-width="0.0783in" draw:marker-start-center="false" draw:marker-end="Arrow" draw:marker-end-width="0.1181in" draw:marker-end-center="false" draw:fill="none" draw:fill-color="#ffffff"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9" style:family="graphic">
      <style:graphic-properties draw:stroke="solid" draw:stroke-dash="Dash_20_62" svg:stroke-width="0in" svg:stroke-color="#000000" draw:marker-start="" draw:marker-start-width="0.0783in" draw:marker-start-center="false" draw:marker-end="Arrow" draw:marker-end-width="0.1181in" draw:marker-end-center="false" draw:fill="none" draw:fill-color="#ffffff"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10" style:family="graphic">
      <style:graphic-properties draw:stroke="solid" draw:stroke-dash="Dash_20_63"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1" style:family="graphic">
      <style:graphic-properties draw:stroke="solid" draw:stroke-dash="Dash_20_64"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2" style:family="graphic">
      <style:graphic-properties draw:stroke="solid" draw:stroke-dash="Dash_20_65"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3" style:family="graphic">
      <style:graphic-properties draw:stroke="solid" draw:stroke-dash="Dash_20_66"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4" style:family="graphic">
      <style:graphic-properties draw:stroke="solid" draw:stroke-dash="Dash_20_67" svg:stroke-width="0in" svg:stroke-color="#808080"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5" style:family="graphic">
      <style:graphic-properties draw:stroke="solid" draw:stroke-dash="Dash_20_68" svg:stroke-width="0in" svg:stroke-color="#314004"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6" style:family="graphic">
      <style:graphic-properties draw:stroke="solid" draw:stroke-dash="Dash_20_69" svg:stroke-width="0in" svg:stroke-color="#314004"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7" style:family="graphic">
      <style:graphic-properties draw:stroke="solid" draw:stroke-dash="Dash_20_70" svg:stroke-width="0in" svg:stroke-color="#314004"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style:style style:name="gr18" style:family="graphic">
      <style:graphic-properties draw:stroke="solid" draw:stroke-dash="Dash_20_71"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19" style:family="graphic">
      <style:graphic-properties draw:stroke="solid" draw:stroke-dash="Dash_20_72"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0" style:family="graphic">
      <style:graphic-properties draw:stroke="solid" draw:stroke-dash="Dash_20_73"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1" style:family="graphic">
      <style:graphic-properties draw:stroke="solid" draw:stroke-dash="Dash_20_74"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2" style:family="graphic">
      <style:graphic-properties draw:stroke="solid" draw:stroke-dash="Dash_20_75" svg:stroke-width="0in" svg:stroke-color="#314004" draw:marker-start="" draw:marker-start-width="0.0783in" draw:marker-start-center="false" draw:marker-end="" draw:marker-end-width="0.0783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3" style:family="graphic">
      <style:graphic-properties draw:stroke="solid" draw:stroke-dash="Dash_20_76"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4" style:family="graphic">
      <style:graphic-properties draw:stroke="solid" draw:stroke-dash="Dash_20_77"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5" style:family="graphic">
      <style:graphic-properties draw:stroke="solid" draw:stroke-dash="Dash_20_78"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6" style:family="graphic">
      <style:graphic-properties draw:stroke="solid" draw:stroke-dash="Dash_20_79"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7" style:family="graphic">
      <style:graphic-properties draw:stroke="solid" draw:stroke-dash="Dash_20_80" svg:stroke-width="0in" svg:stroke-color="#314004" draw:marker-start="" draw:marker-start-width="0.0783in" draw:marker-start-center="false" draw:marker-end="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visible" draw:shadow-offset-x="0in" draw:shadow-offset-y="0in" style:run-through="foreground"/>
    </style:style>
    <style:style style:name="gr28" style:family="graphic">
      <style:graphic-properties draw:stroke="solid" draw:stroke-dash="Dash_20_81" svg:stroke-width="0in" svg:stroke-color="#314004" draw:marker-start="" draw:marker-start-width="0.0783in" draw:marker-start-center="false" draw:marker-end="" draw:marker-end-width="0.0783in" draw:marker-end-center="false" draw:fill="solid" draw:fill-color="#ffffff" draw:fill-image-width="0in" draw:fill-image-height="0in" draw:textarea-horizontal-align="justify" draw:textarea-vertical-align="middle" draw:auto-grow-height="false" fo:padding-top="0.0492in" fo:padding-bottom="0.0492in" fo:padding-left="0.0984in" fo:padding-right="0.0984in" draw:shadow="visible" draw:shadow-offset-x="0in" draw:shadow-offset-y="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s text:c="13"/></text:p>
      <text:p text:style-name="Title">Messenger</text:p>
      <text:p text:style-name="Title">Development Documentation</text:p>
      <text:p text:style-name="Title">V1.0</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3"><text:a xlink:type="simple" xlink:href="#__RefHeading__732_1104129725" text:style-name="Index_20_Link" text:visited-style-name="Index_20_Link">Introduction<text:tab/>3</text:a></text:p>
          <text:p text:style-name="P4"><text:a xlink:type="simple" xlink:href="#__RefHeading__750_1104129725" text:style-name="Index_20_Link" text:visited-style-name="Index_20_Link">Document Identifier<text:tab/>3</text:a></text:p>
          <text:p text:style-name="P4"><text:a xlink:type="simple" xlink:href="#__RefHeading__620_1104129725" text:style-name="Index_20_Link" text:visited-style-name="Index_20_Link">Overview<text:tab/>3</text:a></text:p>
          <text:p text:style-name="P3"><text:a xlink:type="simple" xlink:href="#__RefHeading__734_1104129725" text:style-name="Index_20_Link" text:visited-style-name="Index_20_Link">Requirements<text:tab/>3</text:a></text:p>
          <text:p text:style-name="P4"><text:a xlink:type="simple" xlink:href="#__RefHeading__736_1104129725" text:style-name="Index_20_Link" text:visited-style-name="Index_20_Link">Platform<text:tab/>3</text:a></text:p>
          <text:p text:style-name="P4"><text:a xlink:type="simple" xlink:href="#__RefHeading__738_1104129725" text:style-name="Index_20_Link" text:visited-style-name="Index_20_Link">Functional<text:tab/>3</text:a></text:p>
          <text:p text:style-name="P4"><text:a xlink:type="simple" xlink:href="#__RefHeading__740_1104129725" text:style-name="Index_20_Link" text:visited-style-name="Index_20_Link">Verification<text:tab/>3</text:a></text:p>
          <text:p text:style-name="P4"><text:a xlink:type="simple" xlink:href="#__RefHeading__744_1104129725" text:style-name="Index_20_Link" text:visited-style-name="Index_20_Link">Implementation<text:tab/>3</text:a></text:p>
          <text:p text:style-name="P4"><text:a xlink:type="simple" xlink:href="#__RefHeading__746_1104129725" text:style-name="Index_20_Link" text:visited-style-name="Index_20_Link">Performance<text:tab/>3</text:a></text:p>
          <text:p text:style-name="P3"><text:a xlink:type="simple" xlink:href="#__RefHeading__1078_1104129725" text:style-name="Index_20_Link" text:visited-style-name="Index_20_Link">Project Management<text:tab/>4</text:a></text:p>
          <text:p text:style-name="P4"><text:a xlink:type="simple" xlink:href="#__RefHeading__1080_1104129725" text:style-name="Index_20_Link" text:visited-style-name="Index_20_Link">Schedule<text:tab/>4</text:a></text:p>
          <text:p text:style-name="P3"><text:a xlink:type="simple" xlink:href="#__RefHeading__626_1104129725" text:style-name="Index_20_Link" text:visited-style-name="Index_20_Link">Use cases<text:tab/>4</text:a></text:p>
          <text:p text:style-name="P4"><text:a xlink:type="simple" xlink:href="#__RefHeading__754_1104129725" text:style-name="Index_20_Link" text:visited-style-name="Index_20_Link">Using First Time<text:tab/>4</text:a></text:p>
          <text:p text:style-name="P4"><text:a xlink:type="simple" xlink:href="#__RefHeading__758_1104129725" text:style-name="Index_20_Link" text:visited-style-name="Index_20_Link">Registering<text:tab/>5</text:a></text:p>
          <text:p text:style-name="P4"><text:a xlink:type="simple" xlink:href="#__RefHeading__466_571433828" text:style-name="Index_20_Link" text:visited-style-name="Index_20_Link">Logging In<text:tab/>5</text:a></text:p>
          <text:p text:style-name="P4"><text:a xlink:type="simple" xlink:href="#__RefHeading__468_571433828" text:style-name="Index_20_Link" text:visited-style-name="Index_20_Link">Logging Out<text:tab/>5</text:a></text:p>
          <text:p text:style-name="P4"><text:a xlink:type="simple" xlink:href="#__RefHeading__470_571433828" text:style-name="Index_20_Link" text:visited-style-name="Index_20_Link">Sending message<text:tab/>5</text:a></text:p>
          <text:p text:style-name="P3"><text:a xlink:type="simple" xlink:href="#__RefHeading__752_1104129725" text:style-name="Index_20_Link" text:visited-style-name="Index_20_Link">Functionality Description<text:tab/>5</text:a></text:p>
          <text:p text:style-name="P4"><text:a xlink:type="simple" xlink:href="#__RefHeading__766_1104129725" text:style-name="Index_20_Link" text:visited-style-name="Index_20_Link">Registration<text:tab/>5</text:a></text:p>
          <text:p text:style-name="P4"><text:a xlink:type="simple" xlink:href="#__RefHeading__768_1104129725" text:style-name="Index_20_Link" text:visited-style-name="Index_20_Link">Login/Logout<text:tab/>5</text:a></text:p>
          <text:p text:style-name="P4"><text:a xlink:type="simple" xlink:href="#__RefHeading__770_1104129725" text:style-name="Index_20_Link" text:visited-style-name="Index_20_Link">Messaging<text:tab/>6</text:a></text:p>
          <text:p text:style-name="P4"><text:a xlink:type="simple" xlink:href="#__RefHeading__772_1104129725" text:style-name="Index_20_Link" text:visited-style-name="Index_20_Link">Error Handling<text:tab/>6</text:a></text:p>
          <text:p text:style-name="P3"><text:a xlink:type="simple" xlink:href="#__RefHeading__756_1104129725" text:style-name="Index_20_Link" text:visited-style-name="Index_20_Link">Solution<text:tab/>6</text:a></text:p>
          <text:p text:style-name="P4"><text:a xlink:type="simple" xlink:href="#__RefHeading__1094_1104129725" text:style-name="Index_20_Link" text:visited-style-name="Index_20_Link">Source Code Organization<text:tab/>7</text:a></text:p>
          <text:p text:style-name="P4"><text:a xlink:type="simple" xlink:href="#__RefHeading__760_1104129725" text:style-name="Index_20_Link" text:visited-style-name="Index_20_Link">GUI<text:tab/>8</text:a></text:p>
          <text:p text:style-name="P4"><text:a xlink:type="simple" xlink:href="#__RefHeading__762_1104129725" text:style-name="Index_20_Link" text:visited-style-name="Index_20_Link">Core<text:tab/>8</text:a></text:p>
          <text:p text:style-name="P4"><text:a xlink:type="simple" xlink:href="#__RefHeading__472_571433828" text:style-name="Index_20_Link" text:visited-style-name="Index_20_Link">Main Server<text:tab/>9</text:a></text:p>
        </text:index-body>
      </text:table-of-content>
      <text:h text:style-name="P9" text:outline-level="1"/>
      <text:h text:style-name="P10" text:outline-level="1"><text:bookmark-start text:name="__RefHeading__732_1104129725"/>Introduction<text:bookmark-end text:name="__RefHeading__732_1104129725"/></text:h>
      <text:h text:style-name="Heading_20_2" text:outline-level="2"><text:bookmark-start text:name="__RefHeading__750_1104129725"/>Document Identifier<text:bookmark-end text:name="__RefHeading__750_1104129725"/></text:h>
      <text:p text:style-name="Text_20_body">This document includes all the project requirements, description of the use cases, functionality description, architecture overview.</text:p>
      <text:h text:style-name="Heading_20_2" text:outline-level="2"><text:bookmark-start text:name="__RefHeading__620_1104129725"/>Overview<text:bookmark-end text:name="__RefHeading__620_1104129725"/></text:h>
      <text:p text:style-name="Standard">Messenger – program which gives opportunity to communicate with other users using local network. Program allows us to detect other all registered users in local network and set up communication with them.</text:p>
      <text:h text:style-name="Heading_20_1" text:outline-level="1"><text:bookmark-start text:name="__RefHeading__734_1104129725"/>Requirements<text:bookmark-end text:name="__RefHeading__734_1104129725"/></text:h>
      <text:h text:style-name="Heading_20_2" text:outline-level="2"><text:bookmark-start text:name="__RefHeading__736_1104129725"/>Platform<text:bookmark-end text:name="__RefHeading__736_1104129725"/></text:h>
      <text:p text:style-name="Text_20_body">Local Network - LAN</text:p>
      <text:p text:style-name="Text_20_body">OS – Linux Ubuntu 12.04</text:p>
      <text:p text:style-name="Text_20_body">Memory – RAM 1Gb</text:p>
      <text:p text:style-name="Text_20_body">CPU - 1GHz</text:p>
      <text:h text:style-name="Heading_20_2" text:outline-level="2"><text:bookmark-start text:name="__RefHeading__738_1104129725"/>Functional<text:bookmark-end text:name="__RefHeading__738_1104129725"/></text:h>
      <text:p text:style-name="Standard"/>
      <text:p text:style-name="Standard">At first program shows GUI which consists of :</text:p>
      <text:list xml:id="list1257384711" text:style-name="L1">
        <text:list-item>
          <text:p text:style-name="P5">window for login/authorization</text:p>
        </text:list-item>
        <text:list-item>
          <text:p text:style-name="P5">chat window </text:p>
          <text:list>
            <text:list-item>
              <text:p text:style-name="P5">list of users</text:p>
            </text:list-item>
            <text:list-item>
              <text:p text:style-name="P5">message text box</text:p>
            </text:list-item>
            <text:list-item>
              <text:p text:style-name="P5">short dialog history</text:p>
            </text:list-item>
          </text:list>
        </text:list-item>
      </text:list>
      <text:h text:style-name="Heading_20_2" text:outline-level="2"><text:bookmark-start text:name="__RefHeading__740_1104129725"/>Verification<text:bookmark-end text:name="__RefHeading__740_1104129725"/></text:h>
      <text:p text:style-name="Text_20_body">Manual testing will be performed based on the Test plan document.</text:p>
      <text:h text:style-name="Heading_20_2" text:outline-level="2"><text:bookmark-start text:name="__RefHeading__744_1104129725"/>Implementation<text:bookmark-end text:name="__RefHeading__744_1104129725"/></text:h>
      <text:p text:style-name="Text_20_body">C++11, Qt4, POSIX thread, socket</text:p>
      <text:h text:style-name="Heading_20_2" text:outline-level="2"><text:bookmark-start text:name="__RefHeading__746_1104129725"/>Performance<text:bookmark-end text:name="__RefHeading__746_1104129725"/></text:h>
      <text:p text:style-name="Standard">Receiving and sending message shouldn't take more than a second. Also the online users list should be updated every 5 seconds. The process of registration and login shouldn't be more than 1 second.</text:p>
      <text:h text:style-name="Heading_20_1" text:outline-level="1"><text:bookmark-start text:name="__RefHeading__1078_1104129725"/><text:soft-page-break/>Project Management<text:bookmark-end text:name="__RefHeading__1078_1104129725"/></text:h>
      <text:h text:style-name="Heading_20_2" text:outline-level="2"><text:bookmark-start text:name="__RefHeading__1080_1104129725"/>Schedule<text:bookmark-end text:name="__RefHeading__1080_1104129725"/></text:h>
      <text:list xml:id="list471824917" text:style-name="L2">
        <text:list-item>
          <text:p text:style-name="P6">Milestone 1: Shell version + Development Documentation – 2016-Aug-26</text:p>
        </text:list-item>
        <text:list-item>
          <text:p text:style-name="P6">Milestone 2: Prototype – 2016-Aug-31</text:p>
        </text:list-item>
        <text:list-item>
          <text:p text:style-name="P6">Milestone 3: Beta version – 2016-Sep-01</text:p>
        </text:list-item>
        <text:list-item>
          <text:p text:style-name="P6">Milestone 4: Release - 2016-Sep-05</text:p>
        </text:list-item>
      </text:list>
      <text:h text:style-name="Heading_20_1" text:outline-level="1"><text:bookmark-start text:name="__RefHeading__626_1104129725"/>Use cases<text:bookmark-end text:name="__RefHeading__626_1104129725"/></text:h>
      <text:h text:style-name="Heading_20_2" text:outline-level="2"><text:bookmark-start text:name="__RefHeading__754_1104129725"/>Using First Time<text:bookmark-end text:name="__RefHeading__754_1104129725"/></text:h>
      <text:p text:style-name="Standard">Before running messenger we should choose a computer for installing the Main Server. After running Messenger user can register or login. After login in main window user can see list of users , choose one of them and chatting with him. He can also see their dialog history.</text:p>
      <text:p text:style-name="Standard"/>
      <text:p text:style-name="Standard">TODO: Add a screenshot </text:p>
      <text:h text:style-name="Heading_20_2" text:outline-level="2"><text:bookmark-start text:name="__RefHeading__758_1104129725"/>Registering<text:bookmark-end text:name="__RefHeading__758_1104129725"/></text:h>
      <text:p text:style-name="Text_20_body">For registering user must fill name and password fields, then click on Registration button. </text:p>
      <text:h text:style-name="Heading_20_2" text:outline-level="2"><text:bookmark-start text:name="__RefHeading__466_571433828"/>Logging In<text:bookmark-end text:name="__RefHeading__466_571433828"/></text:h>
      <text:p text:style-name="Text_20_body">For logging in user must fill name and password fields, then <text:s/>click on Login button. After that main window will be shown using which user can communicate with other users of the list.</text:p>
      <text:h text:style-name="Heading_20_2" text:outline-level="2"><text:bookmark-start text:name="__RefHeading__468_571433828"/>Logging Out<text:bookmark-end text:name="__RefHeading__468_571433828"/></text:h>
      <text:p text:style-name="Text_20_body">For logging out user must click on Logout button. After that window for login will appear.</text:p>
      <text:h text:style-name="Heading_20_2" text:outline-level="2"><text:bookmark-start text:name="__RefHeading__470_571433828"/>Sending message<text:bookmark-end text:name="__RefHeading__470_571433828"/></text:h>
      <text:p text:style-name="Text_20_body">For sending message user must input text in text box and click on Send button.</text:p>
      <text:p text:style-name="Text_20_body"/>
      <text:h text:style-name="Heading_20_1" text:outline-level="1"><text:bookmark-start text:name="__RefHeading__752_1104129725"/>Functionality Description<text:bookmark-end text:name="__RefHeading__752_1104129725"/></text:h>
      <text:h text:style-name="Heading_20_2" text:outline-level="2"><text:bookmark-start text:name="__RefHeading__766_1104129725"/>Registration<text:bookmark-end text:name="__RefHeading__766_1104129725"/></text:h>
      <text:p text:style-name="Text_20_body">GUI should support registration of new messenger clients. This should be supported with a login GUI window. On the login window the user should specify:</text:p>
      <text:list xml:id="list1975784081" text:style-name="L3">
        <text:list-item>
          <text:p text:style-name="P7">user name – this is an identifier string containing all literals, digits, special characters except ';'</text:p>
        </text:list-item>
        <text:list-item>
          <text:p text:style-name="P7">password – this is a string which shouldn't contain only spaces</text:p>
        </text:list-item>
      </text:list>
      <text:p text:style-name="Text_20_body"><text:soft-page-break/>Wrong input of the user shouldn't be accepted. The user should be warned. The fields should be highlighted red and the window should vibrate.</text:p>
      <text:p text:style-name="Text_20_body">In case of proper syntax of the user name and password the user should be successfully registered. The messenger window should open, with the just registered user logged in.</text:p>
      <text:p text:style-name="Text_20_body">Once the user has registered, next time when he opens the messenger, the login window should open for the user to login.</text:p>
      <text:p text:style-name="Text_20_body">In case if the user tries to register with a name which already exists in the system, he should get a pop up window notification and will have to retype the user name.</text:p>
      <text:p text:style-name="Text_20_body">Unregistering is not supported in this version of the messenger.</text:p>
      <text:h text:style-name="Heading_20_2" text:outline-level="2"><text:bookmark-start text:name="__RefHeading__768_1104129725"/>Login<text:bookmark-end text:name="__RefHeading__768_1104129725"/></text:h>
      <text:p text:style-name="Text_20_body">GUI should support registration of new messenger clients. This should be supported with a login GUI window. On the login window the user should specify:</text:p>
      <text:list xml:id="list378549402" text:continue-numbering="true" text:style-name="L3">
        <text:list-item>
          <text:p text:style-name="P7">user name – this is an identifier string containing all literals, digits, special characters except ';'</text:p>
        </text:list-item>
        <text:list-item>
          <text:p text:style-name="P7">password – this is a string which shouldn't contain only spaces</text:p>
        </text:list-item>
      </text:list>
      <text:p text:style-name="Text_20_body">Wrong input of the user shouldn't be accepted. The user should be warned. The fields should be highlighted red and the window should vibrate.</text:p>
      <text:p text:style-name="Text_20_body">In case of proper syntax of the user name and password the user should be successfully registered. The messenger window should open, with the just registered user logged in.</text:p>
      <text:p text:style-name="Text_20_body">Once the user has registered, next time when he opens the messenger, the login window should open for the user to login.</text:p>
      <text:p text:style-name="Text_20_body">In case if the user tries to register with a name which already exists in the system, he should get a pop up window notification and will have to retype the user name.</text:p>
      <text:h text:style-name="Heading_20_2" text:outline-level="2">Chat Window</text:h>
      <text:p text:style-name="Text_20_body">Window should contain:</text:p>
      <text:list xml:id="list1223245381" text:style-name="L4">
        <text:list-item>
          <text:p text:style-name="P8">Chat text area – this text area contains all the messages (received and sent). The history is kept until the chat window is closed or the user logs out. The name of the user with show the chatting is in progress is displayed on top of the text area.</text:p>
        </text:list-item>
        <text:list-item>
          <text:p text:style-name="P8">Typing text area – the message is sent when pressing on the “send” button near the text area or on “Enter” key press. On “Shift enter” press the cursor goes to the new line.</text:p>
        </text:list-item>
        <text:list-item>
          <text:p text:style-name="P8">List of the online users – the list is refreshed every 5 seconds. If a new message is received from the user, which is not the current one, it is highlighted. The highlighting should disappear when pressing on the highlighted user.</text:p>
        </text:list-item>
        <text:list-item>
          <text:p text:style-name="P8">Logout button should be available on the screen. </text:p>
        </text:list-item>
      </text:list>
      <text:p text:style-name="Text_20_body">When a message is sent to a user who has disconnected while typing or after pressing “Send”, notification should be received.</text:p>
      <text:p text:style-name="Text_20_body">TODO: add a screenshot.</text:p>
      <text:h text:style-name="Heading_20_3" text:outline-level="3"><text:soft-page-break/>Logout</text:h>
      <text:p text:style-name="Text_20_body">When the user logs out with the logout button, the Chat window should close and the Registration/Login window should appear.</text:p>
      <text:h text:style-name="Heading_20_2" text:outline-level="2">Main Server</text:h>
      <text:p text:style-name="Text_20_body">It is run once before starting the messenger. The messenger should use the IP of the main server. The IP should be stored in a configuration file described in README. The messenger will use the configuration for connecting to the main server. Connection to the main server is required for user management. All the information about the registered and online users should be controlled by the main server.</text:p>
      <text:p text:style-name="Text_20_body">When the port used by the main server is busy, notification should be received asking to try again after a few minutes. When the main server goes down all the opened messengers will get a notification, that the main server is down. The messengers will still be able to chat with the users, but the list on the right side will not be updated, i.e. the user should be aware that the info on the online users is not up to date.</text:p>
      <text:h text:style-name="Heading_20_1" text:outline-level="1"><text:bookmark-start text:name="__RefHeading__756_1104129725"/>Solution<text:bookmark-end text:name="__RefHeading__756_1104129725"/></text:h>
      <text:p text:style-name="Standard">After running the program at first opens the graphic user interface.</text:p>
      <text:p text:style-name="Standard"><draw:g text:anchor-type="paragraph" draw:z-index="0" draw:style-name="gr1"><draw:custom-shape draw:style-name="gr2" draw:text-style-name="P12" svg:width="5.1142in" svg:height="1.1669in" svg:x="1.0772in" svg:y="0.822in"><text:p text:style-name="P11"><text:span text:style-name="T1">GUI</text:span></text:p><draw:enhanced-geometry svg:viewBox="0 0 21600 21600" draw:mirror-horizontal="false" draw:mirror-vertical="false" draw:type="rectangle" draw:enhanced-path="M 0 0 L 21600 0 21600 21600 0 21600 0 0 Z N"/></draw:custom-shape><draw:custom-shape draw:style-name="gr3" draw:text-style-name="P13" svg:width="5.0724in" svg:height="0.4933in" svg:x="1.0772in" svg:y="2.8256in"><text:p text:style-name="P11"><text:span text:style-name="T2">DISPATCHER CLASS</text:span></text:p><draw:enhanced-geometry svg:viewBox="0 0 21600 21600" draw:mirror-horizontal="false" draw:mirror-vertical="false" draw:type="rectangle" draw:enhanced-path="M 0 0 L 21600 0 21600 21600 0 21600 0 0 Z N"/></draw:custom-shape><draw:line draw:style-name="gr4" draw:text-style-name="P14" svg:x1="1.6736in" svg:y1="2.152in" svg:x2="1.6736in" svg:y2="2.7803in"><text:p/></draw:line><draw:line draw:style-name="gr5" draw:text-style-name="P14" svg:x1="3.5063in" svg:y1="2.1055in" svg:x2="3.5063in" svg:y2="2.7339in"><text:p/></draw:line><draw:line draw:style-name="gr6" draw:text-style-name="P14" svg:x1="5.4673in" svg:y1="2.1055in" svg:x2="5.4673in" svg:y2="2.689in"><text:p/></draw:line><draw:line draw:style-name="gr7" draw:text-style-name="P14" svg:x1="1.9736in" svg:y1="2.7354in" svg:x2="1.9736in" svg:y2="2.152in"><text:p/></draw:line><draw:line draw:style-name="gr8" draw:text-style-name="P14" svg:x1="3.7618in" svg:y1="2.689in" svg:x2="3.7618in" svg:y2="2.1055in"><text:p/></draw:line><draw:line draw:style-name="gr9" draw:text-style-name="P14" svg:x1="5.7236in" svg:y1="2.689in" svg:x2="5.7236in" svg:y2="2.1055in"><text:p/></draw:line><draw:custom-shape draw:style-name="gr10" draw:text-style-name="P14" svg:width="3.324in" svg:height="0.3587in" svg:x="0.3098in" svg:y="4.5756in"><text:p text:style-name="P11"><text:span text:style-name="T3">MAIN_CLIENT CLASS</text:span></text:p><draw:enhanced-geometry svg:viewBox="0 0 21600 21600" draw:mirror-horizontal="false" draw:mirror-vertical="false" draw:type="rectangle" draw:enhanced-path="M 0 0 L 21600 0 21600 21600 0 21600 0 0 Z N"/></draw:custom-shape><draw:custom-shape draw:style-name="gr11" draw:text-style-name="P14" svg:width="3.3661in" svg:height="0.315in" svg:x="0.3098in" svg:y="5.3819in"><text:p text:style-name="P11"><text:span text:style-name="T3">SERVER <text:s text:c="2"/>CLASS</text:span></text:p><draw:enhanced-geometry svg:viewBox="0 0 21600 21600" draw:mirror-horizontal="false" draw:mirror-vertical="false" draw:type="rectangle" draw:enhanced-path="M 0 0 L 21600 0 21600 21600 0 21600 0 0 Z N"/></draw:custom-shape><draw:custom-shape draw:style-name="gr12" draw:text-style-name="P14" svg:width="3.3661in" svg:height="0.3134in" svg:x="0.3098in" svg:y="6.1012in"><text:p text:style-name="P11"><text:span text:style-name="T3">CLIENT 1</text:span></text:p><draw:enhanced-geometry svg:viewBox="0 0 21600 21600" draw:mirror-horizontal="false" draw:mirror-vertical="false" draw:type="rectangle" draw:enhanced-path="M 0 0 L 21600 0 21600 21600 0 21600 0 0 Z N"/></draw:custom-shape><draw:custom-shape draw:style-name="gr13" draw:text-style-name="P14" svg:width="3.3661in" svg:height="0.3142in" svg:x="0.3098in" svg:y="6.5937in"><text:p text:style-name="P11"><text:span text:style-name="T3">CLIENT 2</text:span></text:p><draw:enhanced-geometry svg:viewBox="0 0 21600 21600" draw:mirror-horizontal="false" draw:mirror-vertical="false" draw:type="rectangle" draw:enhanced-path="M 0 0 L 21600 0 21600 21600 0 21600 0 0 Z N"/></draw:custom-shape><draw:custom-shape draw:style-name="gr14" draw:text-style-name="P14" svg:width="3.3661in" svg:height="0.3142in" svg:x="0.3098in" svg:y="7.6268in"><text:p text:style-name="P11"><text:span text:style-name="T3">CLIENT N</text:span></text:p><draw:enhanced-geometry svg:viewBox="0 0 21600 21600" draw:mirror-horizontal="false" draw:mirror-vertical="false" draw:type="rectangle" draw:enhanced-path="M 0 0 L 21600 0 21600 21600 0 21600 0 0 Z N"/></draw:custom-shape><draw:custom-shape draw:style-name="gr15" draw:text-style-name="P14" svg:width="0.085in" svg:height="0.0898in" svg:x="1.9291in" svg:y="7.0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4" svg:width="0.085in" svg:height="0.0906in" svg:x="1.9291in" svg:y="7.177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 svg:width="0.085in" svg:height="0.0898in" svg:x="1.9291in" svg:y="7.312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14" svg:x1="4.7846in" svg:y1="4.7551in" svg:x2="3.7618in" svg:y2="4.7551in"><text:p/></draw:line><draw:line draw:style-name="gr19" draw:text-style-name="P14" svg:x1="3.8043in" svg:y1="4.8882in" svg:x2="4.7417in" svg:y2="4.8882in"><text:p/></draw:line><draw:line draw:style-name="gr20" draw:text-style-name="P14" svg:x1="2.0146in" svg:y1="4.5307in" svg:x2="2.0146in" svg:y2="3.3638in"><text:p/></draw:line><draw:line draw:style-name="gr21" draw:text-style-name="P14" svg:x1="2.1854in" svg:y1="3.3638in" svg:x2="2.1854in" svg:y2="4.5307in"><text:p/></draw:line><draw:line draw:style-name="gr22" draw:text-style-name="P14" svg:x1="3.9748in" svg:y1="3.3173in" svg:x2="3.9748in" svg:y2="7.8051in"><text:p/></draw:line><draw:line draw:style-name="gr23" draw:text-style-name="P14" svg:x1="3.9752in" svg:y1="5.5173in" svg:x2="3.6768in" svg:y2="5.5173in"><text:p/></draw:line><draw:line draw:style-name="gr24" draw:text-style-name="P14" svg:x1="3.9752in" svg:y1="6.2791in" svg:x2="3.6768in" svg:y2="6.2791in"><text:p/></draw:line><draw:line draw:style-name="gr25" draw:text-style-name="P14" svg:x1="3.9752in" svg:y1="6.7291in" svg:x2="3.6768in" svg:y2="6.7291in"><text:p/></draw:line><draw:line draw:style-name="gr26" draw:text-style-name="P14" svg:x1="3.9752in" svg:y1="7.8055in" svg:x2="3.6768in" svg:y2="7.8055in"><text:p/></draw:line><draw:line draw:style-name="gr27" draw:text-style-name="P14" svg:x1="3.9748in" svg:y1="3.5417in" svg:x2="3.9748in" svg:y2="3.3173in"><text:p/></draw:line><draw:custom-shape draw:style-name="gr28" draw:text-style-name="P14" svg:width="1.8323in" svg:height="0.8071in" svg:x="4.828in" svg:y="4.3512in"><text:p text:style-name="P11"><text:span text:style-name="T3">MAIN SERVER</text:span></text:p><draw:enhanced-geometry svg:viewBox="0 0 21600 21600" draw:mirror-horizontal="false" draw:mirror-vertical="false" draw:type="rectangle" draw:enhanced-path="M 0 0 L 21600 0 21600 21600 0 21600 0 0 Z N"/></draw:custom-shape></draw:g><text:soft-page-break/></text:p>
      <text:h text:style-name="Heading_20_2" text:outline-level="2"/>
      <text:h text:style-name="Heading_20_2" text:outline-level="2"/>
      <text:h text:style-name="Heading_20_2" text:outline-level="2"><text:bookmark-start text:name="__RefHeading__1094_1104129725"/>Source Code Organization<text:bookmark-end text:name="__RefHeading__1094_1104129725"/></text:h>
      <text:p text:style-name="Text_20_body">core – includes sources of the messaging functionality</text:p>
      <text:p text:style-name="Text_20_body">gui – includes gui sources</text:p>
      <text:p text:style-name="Text_20_body"><text:soft-page-break/>main – includes executable</text:p>
      <text:p text:style-name="Text_20_body">README – describes the installation and execution steps</text:p>
      <text:p text:style-name="Text_20_body">makefile – to build the project</text:p>
      <text:h text:style-name="Heading_20_2" text:outline-level="2"><text:bookmark-start text:name="__RefHeading__760_1104129725"/>GUI<text:bookmark-end text:name="__RefHeading__760_1104129725"/></text:h>
      <text:p text:style-name="P1"/>
      <text:p text:style-name="P1"/>
      <text:h text:style-name="Heading_20_2" text:outline-level="2"><text:bookmark-start text:name="__RefHeading__762_1104129725"/>Core<text:bookmark-end text:name="__RefHeading__762_1104129725"/></text:h>
      <text:p text:style-name="Standard">The class Dispatcher is used for interacting with GUI. </text:p>
      <text:p text:style-name="Standard">Slots:</text:p>
      <text:p text:style-name="Standard"><text:tab/>registration() - registering new users</text:p>
      <text:p text:style-name="Standard"><text:tab/>login() - login registered users</text:p>
      <text:p text:style-name="Standard"><text:tab/>logout() - exiting profile</text:p>
      <text:p text:style-name="Standard"><text:tab/>send_to() - sending messages</text:p>
      <text:p text:style-name="Standard"/>
      <text:p text:style-name="Standard">Components:</text:p>
      <text:p text:style-name="Standard"><text:tab/>vector&lt;client&gt; client_list – the list of users with whom we are <text:tab/><text:tab/><text:tab/><text:tab/><text:tab/><text:tab/><text:tab/><text:tab/>connected</text:p>
      <text:p text:style-name="Standard"><text:tab/>main_server* m_client – pointer </text:p>
      <text:p text:style-name="Standard"><text:tab/>server* serv;</text:p>
      <text:p text:style-name="Standard"/>
      <text:p text:style-name="Standard">Class main_client:</text:p>
      <text:p text:style-name="Standard"><text:tab/>This class is used to keep connection with main server. </text:p>
      <text:p text:style-name="Standard"><text:tab/>Functions:</text:p>
      <text:p text:style-name="Standard"><text:tab/><text:tab/>main_client() - constructor receives IP of computer of main server</text:p>
      <text:p text:style-name="Standard"><text:tab/><text:tab/>registration() - registering new users</text:p>
      <text:p text:style-name="Standard"><text:tab/><text:tab/>login() - login registered users</text:p>
      <text:p text:style-name="Standard"><text:tab/><text:tab/>logout() - exiting profile</text:p>
      <text:p text:style-name="Standard"><text:tab/><text:tab/>give_online_list() - give list of online users from main server</text:p>
      <text:p text:style-name="Standard"/>
      <text:p text:style-name="Standard">Class client:</text:p>
      <text:p text:style-name="Standard"><text:tab/>This class is used to create new communication.</text:p>
      <text:p text:style-name="Standard"><text:tab/>Functions:</text:p>
      <text:p text:style-name="Standard"><text:tab/><text:tab/>client() - constructor which receives name of user with whom we want to connect</text:p>
      <text:p text:style-name="Standard"/>
      <text:p text:style-name="Standard">Class server:</text:p>
      <text:p text:style-name="Standard"><text:tab/>This class is used to receive messages. When starting program server object is created.</text:p>
      <text:p text:style-name="Standard"><text:tab/>Functions:</text:p>
      <text:p text:style-name="Standard"><text:tab/><text:tab/>server() - constructor for creating new object and starting server which waits for <text:tab/><text:tab/><text:tab/><text:tab/><text:tab/> <text:s text:c="4"/>messages.</text:p>
      <text:p text:style-name="Standard"><text:tab/><text:tab/>stop_server() - closes sockets and calls destructor</text:p>
      <text:p text:style-name="Standard"/>
      <text:h text:style-name="Heading_20_2" text:outline-level="2"><text:bookmark-start text:name="__RefHeading__472_571433828"/><text:soft-page-break/>Main Server<text:bookmark-end text:name="__RefHeading__472_571433828"/></text:h>
      <text:p text:style-name="Standard"/>
      <text:p text:style-name="Standard"><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2" draw:display-name="Dash 2"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4:28:52</meta:creation-date>
    <dc:date>2016-08-30T16:56:22</dc:date>
    <meta:editing-duration>PT5H15M34S</meta:editing-duration>
    <meta:editing-cycles>76</meta:editing-cycles>
    <meta:generator>LibreOffice/3.5$Linux_x86 LibreOffice_project/350m1$Build-2</meta:generator>
    <meta:document-statistic meta:table-count="0" meta:image-count="0" meta:object-count="0" meta:page-count="9" meta:paragraph-count="144" meta:word-count="1283" meta:character-count="7601" meta:non-whitespace-character-count="6406"/>
  </office:meta>
</office:document-meta>
</file>